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cm" svg:height="0.7cm" svg:x="1.8cm" svg:y="2.2cm">
          <text:p text:style-name="P1"><text:span text:style-name="T1">DIL_ent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.7cm" svg:height="0.7cm" svg:x="4.3cm" svg:y="2.2cm">
          <text:p text:style-name="P1"><text:span text:style-name="T1">DIL_ent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1.7cm" svg:height="0.7cm" svg:x="7.4cm" svg:y="2.2cm">
          <text:p text:style-name="P1"><text:span text:style-name="T1">DIL_ent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1.281cm" svg:height="0.645cm" svg:x="1.7cm" svg:y="1.7cm">
          <draw:text-box>
            <text:p text:style-name="P3">head</text:p>
          </draw:text-box>
        </draw:frame>
        <draw:frame draw:style-name="gr2" draw:text-style-name="P3" draw:layer="layout" svg:width="0.947cm" svg:height="0.645cm" svg:x="7.2cm" svg:y="1.7cm">
          <draw:text-box>
            <text:p text:style-name="P3">tail</text:p>
          </draw:text-box>
        </draw:frame>
        <draw:custom-shape draw:style-name="gr3" draw:text-style-name="P2" draw:layer="layout" svg:width="0.6cm" svg:height="0.3cm" svg:x="3.6cm" svg:y="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cm" svg:height="0.3cm" svg:x="6.1cm" svg:y="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0.972cm" svg:height="0.878cm" svg:x="6.57cm" svg:y="2.087cm">
          <draw:text-box>
            <text:p text:style-name="P3"><text:span text:style-name="T2">...</text:span></text:p>
          </draw:text-box>
        </draw:frame>
        <draw:custom-shape draw:style-name="gr1" draw:text-style-name="P2" draw:layer="layout" svg:width="1.7cm" svg:height="0.7cm" svg:x="4.3cm" svg:y="3.6cm">
          <text:p text:style-name="P2">DIL_I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2.28cm" svg:height="1.827cm" svg:x="4.3cm" svg:y="4.5cm">
          <draw:text-box>
            <text:p text:style-name="P3">content</text:p>
            <text:p text:style-name="P3">parameters</text:p>
            <text:p text:style-name="P3">semaphore</text:p>
            <text:p text:style-name="P3">tfb</text:p>
          </draw:text-box>
        </draw:frame>
        <draw:custom-shape draw:style-name="gr4" draw:text-style-name="P2" draw:layer="layout" svg:width="0.3cm" svg:height="3.1cm" svg:x="3.9cm" svg:y="3.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" draw:text-style-name="P2" draw:layer="layout" svg:width="3.1cm" svg:height="0.7cm" svg:x="7.3cm" svg:y="3.9cm">
          <text:p text:style-name="P2">DIL_entry_cont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4cm" svg:height="0.7cm" svg:x="7.4cm" svg:y="8.9cm">
          <text:p text:style-name="P2">DIL_entry_paramet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1" draw:text-style-name="P2" draw:layer="layout" svg:width="4.1cm" svg:height="1.7cm" svg:x="3cm" svg:y="7.2cm">
            <text:p text:style-name="P2"/>
            <text:p text:style-name="P2"/>
            <text:p text:style-name="P2">Detailed_Items_Li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2" draw:layer="layout" svg:width="3.5cm" svg:height="0.7cm" svg:x="3.3cm" svg:y="7.4cm">
            <text:p text:style-name="P2">Text_File_Buffer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5" draw:text-style-name="P2" draw:layer="layout" svg:x1="5.8cm" svg:y1="4.8cm" svg:x2="7.3cm" svg:y2="4.3cm">
          <text:p/>
        </draw:line>
        <draw:line draw:style-name="gr5" draw:text-style-name="P2" draw:layer="layout" svg:x1="6.4cm" svg:y1="5.3cm" svg:x2="7.8cm" svg:y2="8.9cm">
          <text:p/>
        </draw:line>
        <draw:line draw:style-name="gr5" draw:text-style-name="P2" draw:layer="layout" svg:x1="5cm" svg:y1="6cm" svg:x2="5cm" svg:y2="7.4cm">
          <text:p/>
        </draw:line>
        <draw:frame draw:style-name="gr2" draw:text-style-name="P3" draw:layer="layout" svg:width="3.127cm" svg:height="3.797cm" svg:x="7.7cm" svg:y="4.7cm">
          <draw:text-box>
            <text:p text:style-name="P3">started</text:p>
            <text:p text:style-name="P3">required</text:p>
            <text:p text:style-name="P3">completion</text:p>
            <text:p text:style-name="P3">valuation</text:p>
            <text:p text:style-name="P3">text</text:p>
            <text:p text:style-name="P3">entry</text:p>
            <text:p text:style-name="P3">planentrytype</text:p>
            <text:p text:style-name="P3">plancontent</text:p>
            <text:p text:style-name="P3">TL_tail, TL_head</text:p>
          </draw:text-box>
        </draw:frame>
        <draw:custom-shape draw:style-name="gr4" draw:text-style-name="P2" draw:layer="layout" svg:width="0.2cm" svg:height="3.8cm" svg:x="7.8cm" svg:y="4.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olyline draw:style-name="gr6" draw:text-style-name="P2" draw:layer="layout" svg:width="6.499cm" svg:height="5.599cm" svg:x="5.1cm" svg:y="1.4cm" svg:viewBox="0 0 6500 5600" draw:points="3800,5600 6500,5600 6500,0 0,0 0,800">
          <text:p/>
        </draw:polyline>
        <draw:frame draw:style-name="gr2" draw:text-style-name="P3" draw:layer="layout" svg:width="1.734cm" svg:height="1.827cm" svg:x="7.7cm" svg:y="9.9cm">
          <draw:text-box>
            <text:p text:style-name="P3">topics</text:p>
            <text:p text:style-name="P3">projects</text:p>
            <text:p text:style-name="P3">entry</text:p>
            <text:p text:style-name="P3">origloc</text:p>
          </draw:text-box>
        </draw:frame>
        <draw:custom-shape draw:style-name="gr4" draw:text-style-name="P2" draw:layer="layout" svg:width="0.2cm" svg:height="1.7cm" svg:x="7.7cm" svg:y="9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olyline draw:style-name="gr7" draw:text-style-name="P2" draw:layer="layout" svg:width="3.099cm" svg:height="9.599cm" svg:x="8.9cm" svg:y="1.4cm" svg:viewBox="0 0 3100 9600" draw:points="0,9600 3100,9600 3100,0 2700,0">
          <text:p/>
        </draw:polyline>
        <draw:g>
          <draw:custom-shape draw:style-name="gr1" draw:text-style-name="P2" draw:layer="layout" svg:width="3.3cm" svg:height="0.7cm" svg:x="13.2cm" svg:y="9.9cm">
            <text:p text:style-name="P2">DIL_Topical_Li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2" draw:layer="layout" svg:width="3.3cm" svg:height="0.7cm" svg:x="17.26cm" svg:y="9.9cm">
            <text:p text:style-name="P2">DIL_Topical_Li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2" draw:layer="layout" svg:width="3.3cm" svg:height="0.7cm" svg:x="21.917cm" svg:y="9.9cm">
            <text:p text:style-name="P2">DIL_Topical_Li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draw:layer="layout" svg:width="0.6cm" svg:height="0.3cm" svg:x="16.6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0.6cm" svg:height="0.3cm" svg:x="20.7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4" draw:layer="layout" svg:width="0.972cm" svg:height="0.878cm" svg:x="21.1cm" svg:y="9.822cm">
            <draw:text-box>
              <text:p text:style-name="P3"><text:span text:style-name="T2">...</text:span></text:p>
            </draw:text-box>
          </draw:frame>
          <draw:frame draw:style-name="gr2" draw:text-style-name="P3" draw:layer="layout" svg:width="1.281cm" svg:height="0.645cm" svg:x="13.1cm" svg:y="9.355cm">
            <draw:text-box>
              <text:p text:style-name="P3">head</text:p>
            </draw:text-box>
          </draw:frame>
          <draw:frame draw:style-name="gr2" draw:text-style-name="P3" draw:layer="layout" svg:width="0.947cm" svg:height="0.645cm" svg:x="21.753cm" svg:y="9.355cm">
            <draw:text-box>
              <text:p text:style-name="P3">tail</text:p>
            </draw:text-box>
          </draw:frame>
        </draw:g>
        <draw:custom-shape draw:style-name="gr1" draw:text-style-name="P2" draw:layer="layout" svg:width="3.3cm" svg:height="0.7cm" svg:x="13.2cm" svg:y="12.7cm">
          <text:p text:style-name="P2">DIL_AL_Li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3cm" svg:height="0.7cm" svg:x="17.26cm" svg:y="12.7cm">
          <text:p text:style-name="P2">DIL_AL_Li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3cm" svg:height="0.7cm" svg:x="21.917cm" svg:y="12.7cm">
          <text:p text:style-name="P2">DIL_AL_Li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0.6cm" svg:height="0.3cm" svg:x="16.6cm" svg:y="1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cm" svg:height="0.3cm" svg:x="20.7cm" svg:y="1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0.972cm" svg:height="0.878cm" svg:x="21.1cm" svg:y="12.622cm">
          <draw:text-box>
            <text:p text:style-name="P3"><text:span text:style-name="T2">...</text:span></text:p>
          </draw:text-box>
        </draw:frame>
        <draw:frame draw:style-name="gr2" draw:text-style-name="P3" draw:layer="layout" svg:width="1.281cm" svg:height="0.645cm" svg:x="13.1cm" svg:y="12.155cm">
          <draw:text-box>
            <text:p text:style-name="P3">head</text:p>
          </draw:text-box>
        </draw:frame>
        <draw:frame draw:style-name="gr2" draw:text-style-name="P3" draw:layer="layout" svg:width="0.947cm" svg:height="0.645cm" svg:x="21.753cm" svg:y="12.155cm">
          <draw:text-box>
            <text:p text:style-name="P3">tail</text:p>
          </draw:text-box>
        </draw:frame>
        <draw:line draw:style-name="gr8" draw:text-style-name="P2" draw:layer="layout" svg:x1="9cm" svg:y1="10.2cm" svg:x2="13.2cm" svg:y2="10.2cm">
          <text:p/>
        </draw:line>
        <draw:polyline draw:style-name="gr8" draw:text-style-name="P2" draw:layer="layout" svg:width="3.899cm" svg:height="2.399cm" svg:x="9.3cm" svg:y="10.6cm" svg:viewBox="0 0 3900 2400" draw:points="0,0 2900,0 2900,2400 3900,2400">
          <text:p/>
        </draw:polyline>
        <draw:frame draw:style-name="gr2" draw:text-style-name="P3" draw:layer="layout" svg:width="2.026cm" svg:height="1.433cm" svg:x="17.5cm" svg:y="10.8cm">
          <draw:text-box>
            <text:p text:style-name="P3">entry</text:p>
            <text:p text:style-name="P3">dil</text:p>
            <text:p text:style-name="P3">relevance</text:p>
          </draw:text-box>
        </draw:frame>
        <draw:custom-shape draw:style-name="gr4" draw:text-style-name="P2" draw:layer="layout" svg:width="0.1cm" svg:height="1.4cm" svg:x="17.6cm" svg:y="10.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olyline draw:style-name="gr7" draw:text-style-name="P2" draw:layer="layout" svg:width="13.899cm" svg:height="9.799cm" svg:x="12cm" svg:y="1.4cm" svg:viewBox="0 0 13900 9800" draw:points="6800,9800 13900,9800 13900,0 0,0">
          <text:p/>
        </draw:polyline>
        <draw:custom-shape draw:style-name="gr1" draw:text-style-name="P2" draw:layer="layout" svg:width="3.2cm" svg:height="0.6cm" svg:x="20.7cm" svg:y="11.4cm">
          <text:p text:style-name="P2">filetitle_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8" draw:text-style-name="P2" draw:layer="layout" svg:width="2.399cm" svg:height="0.199cm" svg:x="18.3cm" svg:y="11.5cm" svg:viewBox="0 0 2400 200" draw:points="0,0 1500,0 1500,200 2400,200">
          <text:p/>
        </draw:polyline>
        <draw:frame draw:style-name="gr2" draw:text-style-name="P3" draw:layer="layout" svg:width="2.547cm" svg:height="1.039cm" svg:x="23.9cm" svg:y="11.4cm">
          <draw:text-box>
            <text:p text:style-name="P3">Identifies self</text:p>
            <text:p text:style-name="P3">&amp; DIL file</text:p>
          </draw:text-box>
        </draw:frame>
        <draw:frame draw:style-name="gr2" draw:text-style-name="P3" draw:layer="layout" svg:width="2.28cm" svg:height="5.767cm" svg:x="17.7cm" svg:y="13.6cm">
          <draw:text-box>
            <text:p text:style-name="P3">entry</text:p>
            <text:p text:style-name="P3">superior</text:p>
            <text:p text:style-name="P3">_targetdate</text:p>
            <text:p text:style-name="P3">_tdproperty</text:p>
            <text:p text:style-name="P3">_tdexact</text:p>
            <text:p text:style-name="P3">_tdperiod</text:p>
            <text:p text:style-name="P3">_tdspan</text:p>
            <text:p text:style-name="P3">_tdevery</text:p>
            <text:p text:style-name="P3">al</text:p>
            <text:p text:style-name="P3">relevance</text:p>
            <text:p text:style-name="P3">unbounded</text:p>
            <text:p text:style-name="P3">bounded</text:p>
            <text:p text:style-name="P3">urgency</text:p>
            <text:p text:style-name="P3">priority</text:p>
          </draw:text-box>
        </draw:frame>
        <draw:custom-shape draw:style-name="gr4" draw:text-style-name="P2" draw:layer="layout" svg:width="0.4cm" svg:height="5.6cm" svg:x="17.5cm" svg:y="13.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olyline draw:style-name="gr7" draw:text-style-name="P2" draw:layer="layout" svg:width="7.599cm" svg:height="12.599cm" svg:x="18.9cm" svg:y="1.4cm" svg:viewBox="0 0 7600 12600" draw:points="0,12600 7600,12600 7600,0 7000,0">
          <text:p/>
        </draw:polyline>
        <draw:custom-shape draw:style-name="gr1" draw:text-style-name="P2" draw:layer="layout" svg:width="3.2cm" svg:height="0.6cm" svg:x="20.3cm" svg:y="16.8cm">
          <text:p text:style-name="P2">filetitle_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" draw:text-style-name="P2" draw:layer="layout" svg:x1="18.4cm" svg:y1="17.1cm" svg:x2="20.3cm" svg:y2="17.1cm">
          <text:p/>
        </draw:line>
        <draw:frame draw:style-name="gr2" draw:text-style-name="P3" draw:layer="layout" svg:width="3.491cm" svg:height="2.221cm" svg:x="23.5cm" svg:y="16.8cm">
          <draw:text-box>
            <text:p text:style-name="P3">Identifies superior</text:p>
            <text:p text:style-name="P3">or self</text:p>
            <text:p text:style-name="P3">or nothing</text:p>
            <text:p text:style-name="P3">&amp; identifies an</text:p>
            <text:p text:style-name="P3">Active List (projec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al Koene</meta:initial-creator>
    <meta:creation-date>2013-09-24T13:25:23</meta:creation-date>
    <dc:date>2013-09-24T14:06:10</dc:date>
    <dc:creator>Randal Koene</dc:creator>
    <meta:editing-duration>PT36M2S</meta:editing-duration>
    <meta:editing-cycles>11</meta:editing-cycles>
    <meta:generator>LibreOffice/3.5$Linux_X86_64 LibreOffice_project/350m1$Build-2</meta:generator>
    <meta:document-statistic meta:object-count="56"/>
  </office:meta>
</office:document-meta>
</file>